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07f4" officeooo:paragraph-rsid="000b07f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b07f4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d6bb" officeooo:paragraph-rsid="000cd6bb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b07f4" officeooo:paragraph-rsid="000b07f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b07f4" officeooo:paragraph-rsid="000b07f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b62a5" officeooo:paragraph-rsid="000b07f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cd6bb" officeooo:paragraph-rsid="000b07f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cd6bb" officeooo:paragraph-rsid="000cd6b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dcf1e" officeooo:paragraph-rsid="000cd6b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4554f" officeooo:paragraph-rsid="0014554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71e5" officeooo:paragraph-rsid="000f71e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71e5" officeooo:paragraph-rsid="000f71e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71e5" officeooo:paragraph-rsid="0013850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da9a" officeooo:paragraph-rsid="000f71e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da9a" officeooo:paragraph-rsid="0010da9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da9a" officeooo:paragraph-rsid="00114b2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0da9a" officeooo:paragraph-rsid="0013156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4b2d" officeooo:paragraph-rsid="00114b2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4b2d" officeooo:paragraph-rsid="0012a18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14b2d" officeooo:paragraph-rsid="0013156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a18f" officeooo:paragraph-rsid="0012a18f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565" officeooo:paragraph-rsid="0013156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850a" officeooo:paragraph-rsid="0013850a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850a" officeooo:paragraph-rsid="0013850a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07f4" officeooo:paragraph-rsid="000b07f4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cd6bb" officeooo:paragraph-rsid="000cd6bb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3850a" officeooo:paragraph-rsid="0013850a"/>
    </style:style>
    <style:style style:name="P28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f71e5" officeooo:paragraph-rsid="000f71e5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b62a5" style:font-weight-asian="normal" style:font-weight-complex="normal"/>
    </style:style>
    <style:style style:name="T3" style:family="text">
      <style:text-properties style:text-underline-style="none" fo:font-weight="normal" officeooo:rsid="000cd6bb" style:font-weight-asian="normal" style:font-weight-complex="normal"/>
    </style:style>
    <style:style style:name="T4" style:family="text">
      <style:text-properties style:text-underline-style="none" fo:font-weight="normal" officeooo:rsid="000dcf1e" style:font-weight-asian="normal" style:font-weight-complex="normal"/>
    </style:style>
    <style:style style:name="T5" style:family="text">
      <style:text-properties style:text-underline-style="none" fo:font-weight="normal" officeooo:rsid="0010da9a" style:font-weight-asian="normal" style:font-weight-complex="normal"/>
    </style:style>
    <style:style style:name="T6" style:family="text">
      <style:text-properties style:text-underline-style="none" fo:font-weight="normal" officeooo:rsid="00114b2d" style:font-weight-asian="normal" style:font-weight-complex="normal"/>
    </style:style>
    <style:style style:name="T7" style:family="text">
      <style:text-properties style:text-underline-style="none" fo:font-weight="normal" officeooo:rsid="0012a18f" style:font-weight-asian="normal" style:font-weight-complex="normal"/>
    </style:style>
    <style:style style:name="T8" style:family="text">
      <style:text-properties style:text-underline-style="none" fo:font-weight="normal" officeooo:rsid="00130dd3" style:font-weight-asian="normal" style:font-weight-complex="normal"/>
    </style:style>
    <style:style style:name="T9" style:family="text">
      <style:text-properties style:text-underline-style="none" fo:font-weight="normal" officeooo:rsid="00131565" style:font-weight-asian="normal" style:font-weight-complex="normal"/>
    </style:style>
    <style:style style:name="T10" style:family="text">
      <style:text-properties style:text-underline-style="none" fo:font-weight="normal" officeooo:rsid="0013850a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officeooo:rsid="00114b2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ojet GLA</text:p>
      <text:p text:style-name="P25"/>
      <text:p text:style-name="P24">Notes 18/02/2014</text:p>
      <text:p text:style-name="P4"/>
      <text:p text:style-name="P10">(Présent à la réunion : Vincent (Secrétaire), Jules, Anthony) </text:p>
      <text:p text:style-name="P5"/>
      <text:p text:style-name="P5">Répartition :</text:p>
      <text:p text:style-name="P5"/>
      <text:p text:style-name="P1"><text:span text:style-name="T1">Product Owner : </text:span><text:span text:style-name="T3">Jules Legueux </text:span></text:p>
      <text:p text:style-name="P1"><text:span text:style-name="T1">Sprint manager 1ere itération : </text:span><text:span text:style-name="T3">Anthony Barillot</text:span></text:p>
      <text:p text:style-name="P1"><text:span text:style-name="T1">Codeurs : </text:span><text:span text:style-name="T2">Samir S</text:span><text:span text:style-name="T4">aid Ali</text:span></text:p>
      <text:p text:style-name="P6"><text:tab/>Celia Boudjemai</text:p>
      <text:p text:style-name="P2"><text:span text:style-name="T2"><text:tab/></text:span><text:span text:style-name="T3">Jason Joyez</text:span></text:p>
      <text:p text:style-name="P7"><text:tab/>Vincent Leclercq </text:p>
      <text:p text:style-name="P6"><text:tab/></text:p>
      <text:p text:style-name="P6"/>
      <text:p text:style-name="P3"><text:span text:style-name="T2">D</text:span><text:span text:style-name="T1">escription :</text:span></text:p>
      <text:p text:style-name="P8"/>
      <text:p text:style-name="P3"><text:span text:style-name="T1">Interface → </text:span><text:span text:style-name="T4">Web</text:span></text:p>
      <text:p text:style-name="P3"><text:span text:style-name="T4"/></text:p>
      <text:p text:style-name="P27"><text:span text:style-name="T4">S</text:span><text:span text:style-name="T1">oyez disponibles pour les prochains meetings du groupe SVP.</text:span></text:p>
      <text:p text:style-name="P9"/>
      <text:p text:style-name="P28">Spec Format exercices</text:p>
      <text:p text:style-name="P11"><text:span text:style-name="T1"/></text:p>
      <text:p text:style-name="P12"><text:span text:style-name="T1"/></text:p>
      <text:p text:style-name="P12"><text:span text:style-name="T1">Langage utilisé : XML</text:span></text:p>
      <text:p text:style-name="P12"><text:span text:style-name="T1"/></text:p>
      <text:p text:style-name="P16"><text:span text:style-name="T1">« Le format de deux fichier pour séparer réponses et questions à été abordé et rejeté pour une question de simplicité du projet. Cependant on peut souligner que ce ne serait pas la bonne méthode pour un projet hors-fac. </text:span><text:span text:style-name="T6">»</text:span></text:p>
      <text:p text:style-name="P16"><text:span text:style-name="T1"/></text:p>
      <text:p text:style-name="P16"><text:span text:style-name="T1">&lt;exercise</text:span><text:span text:style-name="T9">s</text:span><text:span text:style-name="T1">&gt;</text:span></text:p>
      <text:p text:style-name="P16"><text:span text:style-name="T1"/></text:p>
      <text:p text:style-name="P12"><text:span text:style-name="T1">=== QCM ===</text:span></text:p>
      <text:p text:style-name="P14"><text:span text:style-name="T1"/></text:p>
      <text:p text:style-name="P22"><text:span text:style-name="T1">&lt;exercise type = 'qcm'&gt;</text:span></text:p>
      <text:p text:style-name="P12"><text:span text:style-name="T1"><text:tab/>&lt;</text:span><text:span text:style-name="T5">question</text:span><text:span text:style-name="T1">&gt;</text:span></text:p>
      <text:p text:style-name="P12"><text:span text:style-name="T1"><text:tab/><text:tab/>&lt;text&gt;enoncé&lt;/text&gt;</text:span></text:p>
      <text:p text:style-name="P12"><text:span text:style-name="T1"><text:tab/><text:tab/>&lt;</text:span><text:span text:style-name="T5">tip</text:span><text:span text:style-name="T1">&gt;</text:span><text:span text:style-name="T6">indication</text:span><text:span text:style-name="T1">&lt;/</text:span><text:span text:style-name="T5">tip</text:span><text:span text:style-name="T1">&gt;</text:span></text:p>
      <text:p text:style-name="P12"><text:span text:style-name="T1"><text:tab/><text:tab/></text:span><text:span text:style-name="T5">&lt;answers&gt;</text:span></text:p>
      <text:p text:style-name="P12"><text:span text:style-name="T5"><text:tab/><text:tab/><text:tab/>&lt;answer good='true'&gt;</text:span></text:p>
      <text:p text:style-name="P12"><text:span text:style-name="T5"><text:tab/><text:tab/><text:tab/><text:tab/>&lt;text&gt;choix&lt;/text&gt;</text:span></text:p>
      <text:p text:style-name="P12"><text:span text:style-name="T5"><text:tab/><text:tab/><text:tab/>&lt;/answer&gt;</text:span></text:p>
      <text:p text:style-name="P13"><text:span text:style-name="T5"><text:tab/><text:tab/><text:tab/>&lt;answer good='</text:span><text:span text:style-name="T10">false</text:span><text:span text:style-name="T5">'&gt;</text:span></text:p>
      <text:p text:style-name="P13"><text:span text:style-name="T5"><text:tab/><text:tab/><text:tab/><text:tab/>&lt;text&gt;choix&lt;/text&gt;</text:span></text:p>
      <text:p text:style-name="P13"><text:span text:style-name="T5"><text:tab/><text:tab/><text:tab/>&lt;/answer&gt;</text:span></text:p>
      <text:p text:style-name="P12"><text:span text:style-name="T5"><text:tab/><text:tab/><text:tab/>…</text:span></text:p>
      <text:p text:style-name="P12"><text:span text:style-name="T5"><text:tab/><text:tab/>&lt;/answers&gt;</text:span></text:p>
      <text:p text:style-name="P15"><text:span text:style-name="T1"><text:tab/>&lt;/question&gt;</text:span></text:p>
      <text:p text:style-name="P15"><text:span text:style-name="T1"><text:tab/>...</text:span></text:p>
      <text:p text:style-name="P22"><text:span text:style-name="T1">&lt;/exercise&gt;</text:span></text:p>
      <text:p text:style-name="P22"><text:span text:style-name="T1"/></text:p>
      <text:p text:style-name="P15"><text:span text:style-name="T1">=== </text:span><text:span text:style-name="T6">QRF ===</text:span></text:p>
      <text:p text:style-name="P17"><text:span text:style-name="T1"/></text:p>
      <text:p text:style-name="P22"><text:span text:style-name="T7">&lt;exercise type = '</text:span><text:span text:style-name="T1">qrf</text:span><text:span text:style-name="T7">'&gt;</text:span></text:p>
      <text:p text:style-name="P18"><text:span text:style-name="T1"><text:tab/>&lt;question&gt;</text:span></text:p>
      <text:p text:style-name="P18"><text:span text:style-name="T1"><text:tab/><text:tab/>&lt;text&gt;&lt;/text&gt;</text:span></text:p>
      <text:p text:style-name="P18"><text:span text:style-name="T1"><text:tab/><text:tab/>&lt;tip&gt;&lt;/tip&gt; (Spécification du format)</text:span></text:p>
      <text:p text:style-name="P18"><text:span text:style-name="T1"><text:tab/><text:tab/>&lt;answers&gt;</text:span></text:p>
      <text:p text:style-name="P18"><text:span text:style-name="T1"><text:tab/><text:tab/><text:tab/>&lt;answer&gt;&lt;/answer&gt; (Plusieurs format de réponse sont possibles)</text:span></text:p>
      <text:p text:style-name="P18"><text:span text:style-name="T1"><text:tab/><text:tab/><text:tab/>&lt;answer&gt;&lt;/answer&gt;</text:span></text:p>
      <text:p text:style-name="P18"><text:span text:style-name="T1"><text:tab/><text:tab/>&lt;/answers&gt;</text:span></text:p>
      <text:p text:style-name="P18"><text:span text:style-name="T1"><text:tab/>&lt;/question&gt;</text:span></text:p>
      <text:p text:style-name="P18"><text:span text:style-name="T1"><text:tab/>...</text:span></text:p>
      <text:p text:style-name="P22"><text:span text:style-name="T1">&lt;/exercise&gt;</text:span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oft-page-break/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>=== P === </text:span></text:p>
      <text:p text:style-name="P18"><text:span text:style-name="T1"/></text:p>
      <text:p text:style-name="P23"><text:span text:style-name="T1">&lt;exercise type='p'&gt;</text:span></text:p>
      <text:p text:style-name="P18"><text:span text:style-name="T1"><text:tab/>&lt;questio</text:span><text:span text:style-name="T10">n</text:span><text:span text:style-name="T1">&gt;</text:span></text:p>
      <text:p text:style-name="P18"><text:span text:style-name="T1"><text:tab/><text:tab/></text:span><text:span text:style-name="T7">&lt;text&gt;&lt;/text&gt;</text:span></text:p>
      <text:p text:style-name="P18"><text:span text:style-name="T7"><text:tab/><text:tab/></text:span><text:span text:style-name="T9">&lt;tip&gt;&lt;/tip&gt;</text:span></text:p>
      <text:p text:style-name="P18"><text:span text:style-name="T7"><text:tab/><text:tab/>&lt;tests&gt;</text:span></text:p>
      <text:p text:style-name="P19"><text:span text:style-name="T7"><text:tab/><text:tab/><text:tab/>&lt;test&gt;</text:span></text:p>
      <text:p text:style-name="P19"><text:span text:style-name="T7"><text:tab/><text:tab/><text:tab/><text:tab/>&lt;input&gt;&lt;/input&gt;</text:span></text:p>
      <text:p text:style-name="P19"><text:span text:style-name="T7"><text:tab/><text:tab/><text:tab/><text:tab/>&lt;output&gt;&lt;/output&gt;</text:span></text:p>
      <text:p text:style-name="P19"><text:span text:style-name="T7"><text:tab/><text:tab/><text:tab/>&lt;/test&gt;</text:span></text:p>
      <text:p text:style-name="P19"><text:span text:style-name="T7"><text:tab/><text:tab/><text:tab/>...</text:span></text:p>
      <text:p text:style-name="P18"><text:span text:style-name="T7"><text:tab/><text:tab/>&lt;/test</text:span><text:span text:style-name="T9">s</text:span><text:span text:style-name="T7">&gt;</text:span></text:p>
      <text:p text:style-name="P20"><text:span text:style-name="T7"><text:tab/><text:tab/>&lt;resources&gt;</text:span></text:p>
      <text:p text:style-name="P20"><text:span text:style-name="T7"><text:tab/><text:tab/><text:tab/>&lt;resource </text:span><text:span text:style-name="T9">type='makefile'</text:span><text:span text:style-name="T7">&gt;&lt;/resource&gt;</text:span></text:p>
      <text:p text:style-name="P20"><text:span text:style-name="T7"><text:tab/><text:tab/><text:tab/>&lt;resource </text:span><text:span text:style-name="T9">type='filename'</text:span><text:span text:style-name="T7">&gt;&lt;/resource&gt;</text:span></text:p>
      <text:p text:style-name="P18"><text:span text:style-name="T7"><text:tab/><text:tab/>&lt;/resources&gt;</text:span></text:p>
      <text:p text:style-name="P21"><text:span text:style-name="T1"><text:tab/>&lt;/question&gt;</text:span></text:p>
      <text:p text:style-name="P21"><text:span text:style-name="T1"><text:tab/>…</text:span></text:p>
      <text:p text:style-name="P23"><text:span text:style-name="T1">&lt;/exercise&gt;</text:span></text:p>
      <text:p text:style-name="P21"><text:span text:style-name="T1"/></text:p>
      <text:p text:style-name="P21"><text:span text:style-name="T1">=== L </text:span><text:span text:style-name="T10">===</text:span></text:p>
      <text:p text:style-name="P21"><text:span text:style-name="T1"/></text:p>
      <text:p text:style-name="P23"><text:span text:style-name="T1">&lt;exercise type='l'&gt;</text:span></text:p>
      <text:p text:style-name="P19"><text:span text:style-name="T1"><text:tab/>&lt;question </text:span><text:span text:style-name="T7">type='</text:span><text:span text:style-name="T8">l</text:span><text:span text:style-name="T7">'</text:span><text:span text:style-name="T1">&gt;</text:span></text:p>
      <text:p text:style-name="P19"><text:span text:style-name="T1"><text:tab/><text:tab/></text:span><text:span text:style-name="T7">&lt;text&gt;&lt;/text</text:span><text:span text:style-name="T8">&gt;</text:span></text:p>
      <text:p text:style-name="P19"><text:span text:style-name="T8"><text:tab/><text:tab/></text:span><text:span text:style-name="T10">&lt;tip&gt;&lt;/tip&gt;</text:span></text:p>
      <text:p text:style-name="P21"><text:span text:style-name="T1"><text:tab/>&lt;/question&gt;</text:span></text:p>
      <text:p text:style-name="P21"><text:span text:style-name="T1"><text:tab/>...</text:span></text:p>
      <text:p text:style-name="P23"><text:span text:style-name="T1">&lt;/exercis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6:29:16.719069516</meta:creation-date>
    <meta:editing-duration>PT4H38M3S</meta:editing-duration>
    <meta:editing-cycles>4</meta:editing-cycles>
    <meta:generator>LibreOffice/4.1.3.2$Linux_X86_64 LibreOffice_project/410m0$Build-2</meta:generator>
    <dc:date>2014-02-18T21:07:39.330469392</dc:date>
    <meta:document-statistic meta:table-count="0" meta:image-count="0" meta:object-count="0" meta:page-count="3" meta:paragraph-count="74" meta:word-count="186" meta:character-count="1491" meta:non-whitespace-character-count="1274"/>
  </office:meta>
</office:document-meta>
</file>